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34EEC48D286930AD46.png" manifest:media-type="image/png"/>
  <manifest:file-entry manifest:full-path="Pictures/10000000000004B200000457361E713047EDB91F.png" manifest:media-type="image/png"/>
  <manifest:file-entry manifest:full-path="Pictures/10000000000004B200000228F265B499D01C94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783cm" fo:min-width="4.581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6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394cm" svg:x="1.524cm" svg:y="3.626cm">
          <draw:image xlink:href="Pictures/10000000000004B200000457361E713047EDB91F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2.032cm" svg:y="17.145cm">
          <text:p text:style-name="P1">Open Dictionary</text:p>
          <text:p text:style-name="P1">For Edit</text:p>
          <draw:enhanced-geometry svg:viewBox="0 0 21600 21600" draw:glue-points="10800 0 0 10800 10800 21600 21600 10800 ?f40 ?f41" draw:text-areas="0 0 21600 21600" draw:type="rectangular-callout" draw:modifiers="22073.9698492462 -10899.169217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13.97cm" svg:y="3.937cm">
          <text:p text:style-name="P1">Dictionary Name</text:p>
          <draw:enhanced-geometry svg:viewBox="0 0 21600 21600" draw:glue-points="10800 0 0 10800 10800 21600 21600 10800 ?f40 ?f41" draw:text-areas="0 0 21600 21600" draw:type="rectangular-callout" draw:modifiers="701.909547738693 49117.953762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5.08cm" svg:height="2.032cm" svg:x="29.845cm" svg:y="16.51cm">
          <text:p text:style-name="P1">View All</text:p>
          <text:p text:style-name="P1">Dictionary Info</text:p>
          <draw:enhanced-geometry svg:viewBox="0 0 21600 21600" draw:glue-points="10800 0 0 10800 10800 21600 21600 10800 ?f40 ?f41" draw:text-areas="0 0 21600 21600" draw:type="rectangular-callout" draw:modifiers="4565.71541035229 -12016.5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.905cm" svg:y="10.668cm">
          <text:p text:style-name="P1">Create New</text:p>
          <text:p text:style-name="P1">Dictionary</text:p>
          <draw:enhanced-geometry svg:viewBox="0 0 21600 21600" draw:glue-points="10800 0 0 10800 10800 21600 21600 10800 ?f40 ?f41" draw:text-areas="0 0 21600 21600" draw:type="rectangular-callout" draw:modifiers="19295.2763819095 34473.1088762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4.604cm" svg:x="3.175cm" svg:y="3.175cm">
          <draw:image xlink:href="Pictures/10000000000004B200000228F265B499D01C94CA.png" xlink:type="simple" xlink:show="embed" xlink:actuate="onLoad">
            <text:p/>
          </draw:image>
        </draw:frame>
        <draw:custom-shape draw:style-name="gr5" draw:text-style-name="P2" draw:layer="layout" svg:width="6.309cm" svg:height="2.032cm" svg:x="17.948cm" svg:y="16.482cm">
          <text:p text:style-name="P1">Dictionary Name</text:p>
          <draw:enhanced-geometry svg:viewBox="0 0 21600 21600" draw:glue-points="10800 0 0 10800 10800 21600 21600 10800 ?f40 ?f41" draw:text-areas="0 0 21600 21600" draw:type="rectangular-callout" draw:modifiers="-37.6545166402536 -75987.80127889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309cm" svg:height="2.032cm" svg:x="17.948cm" svg:y="16.484cm">
          <text:p text:style-name="P1">Dictionary Name</text:p>
          <draw:enhanced-geometry svg:viewBox="0 0 21600 21600" draw:glue-points="10800 0 0 10800 10800 21600 21600 10800 ?f40 ?f41" draw:text-areas="0 0 21600 21600" draw:type="rectangular-callout" draw:modifiers="-22154.5483359746 -1434.33349729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3" draw:layer="layout" svg:x1="11.049cm" svg:y1="5.969cm" svg:x2="12.7cm" svg:y2="5.969cm">
          <text:p/>
        </draw:line>
        <draw:line draw:style-name="gr6" draw:text-style-name="P3" draw:layer="layout" svg:x1="19.022cm" svg:y1="16.482cm" svg:x2="20.574cm" svg:y2="16.482cm">
          <text:p/>
        </draw:line>
        <draw:custom-shape draw:style-name="gr5" draw:text-style-name="P2" draw:layer="layout" svg:width="6.309cm" svg:height="2.032cm" svg:x="14.646cm" svg:y="2.667cm">
          <text:p text:style-name="P1">Main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28.468cm" svg:x="1.599cm" svg:y="2.159cm">
          <draw:image xlink:href="Pictures/10000000000004B200000434EEC48D286930AD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7T14:16:12.736280825</dc:date>
    <meta:editing-duration>P1DT4H12M36S</meta:editing-duration>
    <meta:editing-cycles>54</meta:editing-cycles>
    <meta:generator>LibreOffice/6.0.7.3$Linux_X86_64 LibreOffice_project/00m0$Build-3</meta:generator>
    <meta:document-statistic meta:object-count="12"/>
  </office:meta>
</office:document-meta>
</file>